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4.198cm" fo:min-width="5.048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246cm" fo:min-width="0cm"/>
    </style:style>
    <style:style style:name="gr4" style:family="graphic" style:parent-style-name="objectwithoutfill">
      <style:graphic-properties svg:stroke-width="0.212cm" svg:stroke-color="#800080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e8a202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081cm" svg:stroke-color="#e8a202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212cm" svg:stroke-color="#e8a202" draw:marker-start-width="0.48cm" draw:marker-end="Rounded_20_short_20_Arrow" draw:marker-end-width="0.48cm" draw:fill="solid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1cm" fo:min-width="0cm"/>
      <style:paragraph-properties style:writing-mode="lr-tb"/>
    </style:style>
    <style:style style:name="P1" style:family="paragraph">
      <style:paragraph-properties fo:text-align="center"/>
      <style:text-properties style:font-name="Latin Modern Sans Demi Cond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32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Latin Modern Sans Demi Cond" fo:font-size="5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atin Modern Sans Demi Cond" fo:font-size="54pt"/>
    </style:style>
    <style:style style:name="P10" style:family="paragraph">
      <style:text-properties style:font-name="Latin Modern Sans Demi Cond" fo:font-size="54pt" style:font-size-asian="32pt" style:font-size-complex="32pt"/>
    </style:style>
    <style:style style:name="P11" style:family="paragraph">
      <loext:graphic-properties draw:fill="none" draw:fill-color="#ffffff"/>
      <style:text-properties fo:color="#e8a202" style:font-name="Latin Modern Sans Demi Cond" fo:font-size="54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e8a202" style:font-name="Latin Modern Sans Demi Cond" fo:font-size="5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8a202" style:font-name="Latin Modern Sans Demi Cond" fo:font-size="54pt"/>
    </style:style>
    <style:style style:name="T1" style:family="text">
      <style:text-properties fo:color="#800080" style:font-name="Latin Modern Sans Demi Cond" fo:font-size="32pt" style:font-size-asian="16pt" style:font-size-complex="16pt"/>
    </style:style>
    <style:style style:name="T2" style:family="text">
      <style:text-properties fo:color="#e8a202" style:font-name="Latin Modern Sans Demi Cond" fo:font-size="32pt" style:font-size-asian="16pt" style:font-size-complex="16pt"/>
    </style:style>
    <style:style style:name="T3" style:family="text">
      <style:text-properties fo:color="#800080" style:font-name="Latin Modern Sans Demi Cond" style:font-size-asian="16pt" style:font-size-complex="16pt"/>
    </style:style>
    <style:style style:name="T4" style:family="text">
      <style:text-properties fo:color="#800080" style:text-position="33% 58%" style:font-name="Latin Modern Sans Demi Cond" style:font-size-asian="16pt" style:font-size-complex="16pt"/>
    </style:style>
    <style:style style:name="T5" style:family="text">
      <style:text-properties fo:color="#e8a202" style:font-name="Latin Modern Sans Demi Cond" style:font-size-asian="32pt" style:font-size-complex="32pt"/>
    </style:style>
    <style:style style:name="T6" style:family="text">
      <style:text-properties style:font-name="Latin Modern Sans Demi Cond" style:font-size-asian="16pt" style:font-size-complex="16pt"/>
    </style:style>
    <style:style style:name="T7" style:family="text">
      <style:text-properties style:text-position="33% 58%" style:font-name="Latin Modern Sans Demi Con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36cm" svg:height="3.427cm" svg:x="2.964cm" svg:y="11.2cm">
          <draw:text-box>
            <text:p text:style-name="P1"><text:span text:style-name="T1">β-decay</text:span></text:p>
            <text:p text:style-name="P1"><text:span text:style-name="T2">+IC</text:span></text:p>
          </draw:text-box>
        </draw:frame>
        <draw:g>
          <draw:custom-shape draw:style-name="gr2" draw:text-style-name="P3" draw:layer="layout" svg:width="5.6cm" svg:height="14.5cm" svg:x="2.3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0.7cm" svg:height="0.7cm" svg:x="3.7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4.7cm" svg:y1="7.17cm" svg:x2="10.3cm" svg:y2="0.2cm">
            <text:p/>
          </draw:line>
          <draw:line draw:style-name="gr5" draw:text-style-name="P5" draw:layer="layout" svg:x1="4.7cm" svg:y1="7.27cm" svg:x2="9.9cm" svg:y2="9.9cm">
            <text:p/>
          </draw:line>
          <draw:g>
            <draw:g>
              <draw:g>
                <draw:g>
                  <draw:g>
                    <draw:path draw:style-name="gr6" draw:text-style-name="P6" draw:layer="layout" svg:width="0.217cm" svg:height="0.164cm" draw:transform="skewX (-0.745953722302376) rotate (-1.04929194629899) translate (4.86732176861957cm 6.97946967882464cm)" svg:viewBox="0 0 218 165" svg:d="M0 165c301-1 203-165 203-165">
                      <text:p/>
                    </draw:path>
                    <draw:path draw:style-name="gr6" draw:text-style-name="P6" draw:layer="layout" svg:width="0.221cm" svg:height="0.166cm" draw:transform="skewX (-0.77859137931467) rotate (2.10259814987757) translate (5.07444237592263cm 7.33646292761214cm)" svg:viewBox="0 0 222 167" svg:d="M0 167c299-2 209-167 209-167">
                      <text:p/>
                    </draw:path>
                    <draw:path draw:style-name="gr6" draw:text-style-name="P6" draw:layer="layout" svg:width="0.218cm" svg:height="0.164cm" draw:transform="skewX (-0.746302788152775) rotate (-1.05330620357858) translate (5.19623333084172cm 6.88536479118545cm)" svg:viewBox="0 0 219 165" svg:d="M0 165c303-1 203-165 203-165">
                      <text:p/>
                    </draw:path>
                    <draw:path draw:style-name="gr6" draw:text-style-name="P6" draw:layer="layout" svg:width="0.213cm" svg:height="0.165cm" draw:transform="skewX (-0.743510261349584) rotate (2.12109863994871) translate (5.40114137951703cm 7.23292321970227cm)" svg:viewBox="0 0 214 166" svg:d="M0 166c294 4 199-166 199-166">
                      <text:p/>
                    </draw:path>
                  </draw:g>
                </draw:g>
                <draw:g>
                  <draw:g>
                    <draw:path draw:style-name="gr6" draw:text-style-name="P6" draw:layer="layout" svg:width="0.218cm" svg:height="0.163cm" draw:transform="skewX (-0.749618913731564) rotate (-1.04999007799979) translate (5.53125715372427cm 6.80255884724732cm)" svg:viewBox="0 0 219 164" svg:d="M0 164c302 1 204-164 204-164">
                      <text:p/>
                    </draw:path>
                    <draw:path draw:style-name="gr6" draw:text-style-name="P6" draw:layer="layout" svg:width="0.219cm" svg:height="0.165cm" draw:transform="skewX (-0.771959128157092) rotate (2.11568811926753) translate (5.74082753404435cm 7.15863861346341cm)" svg:viewBox="0 0 220 166" svg:d="M0 166c295 3 208-166 208-166">
                      <text:p/>
                    </draw:path>
                    <draw:path draw:style-name="gr6" draw:text-style-name="P6" draw:layer="layout" svg:width="0.215cm" svg:height="0.163cm" draw:transform="skewX (-0.733910950463615) rotate (-1.0468484853462) translate (5.86091649987259cm 6.71266296637441cm)" svg:viewBox="0 0 216 164" svg:d="M0 164c300 1 200-164 200-164">
                      <text:p/>
                    </draw:path>
                    <draw:path draw:style-name="gr6" draw:text-style-name="P6" draw:layer="layout" svg:width="0.212cm" svg:height="0.165cm" draw:transform="skewX (-0.740194135770795) rotate (2.10573974253116) translate (6.06135497451161cm 7.05604423612868cm)" svg:viewBox="0 0 213 166" svg:d="M0 166c298 0 197-166 197-166">
                      <text:p/>
                    </draw:path>
                  </draw:g>
                </draw:g>
              </draw:g>
              <draw:g>
                <draw:g>
                  <draw:g>
                    <draw:path draw:style-name="gr6" draw:text-style-name="P6" draw:layer="layout" svg:width="0.215cm" svg:height="0.164cm" draw:transform="skewX (-0.73548174679041) rotate (-1.05557513160617) translate (6.19796673264857cm 6.6240593252816cm)" svg:viewBox="0 0 216 165" svg:d="M0 165c303-3 199-165 199-165">
                      <text:p/>
                    </draw:path>
                    <draw:path draw:style-name="gr6" draw:text-style-name="P6" draw:layer="layout" svg:width="0.221cm" svg:height="0.166cm" draw:transform="skewX (-0.77859137931467) rotate (2.10259814987757) translate (6.40204910321551cm 6.97827646525258cm)" svg:viewBox="0 0 222 167" svg:d="M0 167c299-2 209-167 209-167">
                      <text:p/>
                    </draw:path>
                    <draw:path draw:style-name="gr6" draw:text-style-name="P6" draw:layer="layout" svg:width="0.219cm" svg:height="0.164cm" draw:transform="skewX (-0.749618913731564) rotate (-1.06744337051973) translate (6.5266658938688cm 6.52634998568757cm)" svg:viewBox="0 0 220 165" svg:d="M0 165c307-5 203-165 203-165">
                      <text:p/>
                    </draw:path>
                    <draw:path draw:style-name="gr6" draw:text-style-name="P6" draw:layer="layout" svg:width="0.214cm" svg:height="0.165cm" draw:transform="skewX (-0.750491578357562) rotate (2.11568811926753) translate (6.72859828962952cm 6.87656889330986cm)" svg:viewBox="0 0 215 166" svg:d="M0 166c295 3 201-166 201-166">
                      <text:p/>
                    </draw:path>
                  </draw:g>
                </draw:g>
                <draw:g>
                  <draw:g>
                    <draw:path draw:style-name="gr6" draw:text-style-name="P6" draw:layer="layout" svg:width="0.218cm" svg:height="0.163cm" draw:transform="skewX (-0.749618913731565) rotate (-1.04999007799979) translate (6.85886388101715cm 6.44437238488777cm)" svg:viewBox="0 0 219 164" svg:d="M0 164c302 1 204-164 204-164">
                      <text:p/>
                    </draw:path>
                    <draw:path draw:style-name="gr6" draw:text-style-name="P6" draw:layer="layout" svg:width="0.219cm" svg:height="0.165cm" draw:transform="skewX (-0.771959128157092) rotate (2.11568811926753) translate (7.06843426133723cm 6.80045215110385cm)" svg:viewBox="0 0 220 166" svg:d="M0 166c295 3 208-166 208-166">
                      <text:p/>
                    </draw:path>
                    <draw:path draw:style-name="gr6" draw:text-style-name="P6" draw:layer="layout" svg:width="0.216cm" svg:height="0.163cm" draw:transform="skewX (-0.737401608967604) rotate (-1.04929194629899) translate (7.18857029156608cm 6.35357732589358cm)" svg:viewBox="0 0 217 164" svg:d="M0 164c301 0 201-164 201-164">
                      <text:p/>
                    </draw:path>
                    <draw:path draw:style-name="gr6" draw:text-style-name="P6" draw:layer="layout" svg:width="0.214cm" svg:height="0.165cm" draw:transform="skewX (-0.747175452778772) rotate (2.10032922184998) translate (7.38878454917671cm 6.6996607796286cm)" svg:viewBox="0 0 215 166" svg:d="M0 166c300-1 198-166 198-166">
                      <text:p/>
                    </draw:path>
                  </draw:g>
                </draw:g>
              </draw:g>
              <draw:g>
                <draw:g>
                  <draw:g>
                    <draw:path draw:style-name="gr6" draw:text-style-name="P6" draw:layer="layout" svg:width="0.216cm" svg:height="0.164cm" draw:transform="skewX (-0.738448806518801) rotate (-1.04999007799979) translate (7.52383178503715cm 6.2650720905842cm)" svg:viewBox="0 0 217 165" svg:d="M0 165c301-1 201-165 201-165">
                      <text:p/>
                    </draw:path>
                    <draw:path draw:style-name="gr6" draw:text-style-name="P6" draw:layer="layout" svg:width="0.221cm" svg:height="0.166cm" draw:transform="skewX (-0.77859137931467) rotate (2.09701309627119) translate (7.72830168476775cm 6.62008337464619cm)" svg:viewBox="0 0 222 167" svg:d="M0 167c301-3 208-167 208-167">
                      <text:p/>
                    </draw:path>
                    <draw:path draw:style-name="gr6" draw:text-style-name="P6" draw:layer="layout" svg:width="0.22cm" svg:height="0.164cm" draw:transform="skewX (-0.753458638085952) rotate (-1.05330620357858) translate (7.85035883312338cm 6.16708060949551cm)" svg:viewBox="0 0 221 165" svg:d="M0 165c303-1 206-165 206-165">
                      <text:p/>
                    </draw:path>
                    <draw:path draw:style-name="gr6" draw:text-style-name="P6" draw:layer="layout" svg:width="0.213cm" svg:height="0.165cm" draw:transform="skewX (-0.743510261349584) rotate (2.12109863994871) translate (8.05635483410279cm 6.51655029498316cm)" svg:viewBox="0 0 214 166" svg:d="M0 166c294 4 199-166 199-166">
                      <text:p/>
                    </draw:path>
                  </draw:g>
                </draw:g>
                <draw:g>
                  <draw:g>
                    <draw:path draw:style-name="gr6" draw:text-style-name="P6" draw:layer="layout" svg:width="0.219cm" svg:height="0.164cm" draw:transform="skewX (-0.753109572235553) rotate (-1.05627326330697) translate (8.18741756096032cm 6.08525957403508cm)" svg:viewBox="0 0 220 165" svg:d="M0 165c304-2 204-165 204-165">
                      <text:p/>
                    </draw:path>
                    <draw:path draw:style-name="gr6" draw:text-style-name="P6" draw:layer="layout" svg:width="0.22cm" svg:height="0.165cm" draw:transform="skewX (-0.775275253735881) rotate (2.11568811926753) translate (8.3965990544842cm 6.44318643949448cm)" svg:viewBox="0 0 221 166" svg:d="M0 166c295 3 210-166 210-166">
                      <text:p/>
                    </draw:path>
                    <draw:path draw:style-name="gr6" draw:text-style-name="P6" draw:layer="layout" svg:width="0.215cm" svg:height="0.163cm" draw:transform="skewX (-0.730943890735225) rotate (-1.05557513160617) translate (8.5185857149341cm 5.99708438137329cm)" svg:viewBox="0 0 216 164" svg:d="M0 164c303-1 198-164 198-164">
                      <text:p/>
                    </draw:path>
                    <draw:path draw:style-name="gr6" draw:text-style-name="P6" draw:layer="layout" svg:width="0.212cm" svg:height="0.165cm" draw:transform="skewX (-0.740194135770795) rotate (2.10032922184998) translate (8.71530919200131cm 6.33962551585289cm)" svg:viewBox="0 0 213 166" svg:d="M0 166c300-1 196-166 196-166">
                      <text:p/>
                    </draw:path>
                  </draw:g>
                </draw:g>
              </draw:g>
              <draw:g>
                <draw:g>
                  <draw:path draw:style-name="gr6" draw:text-style-name="P6" draw:layer="layout" svg:width="0.216cm" svg:height="0.164cm" draw:transform="skewX (-0.739146938219599) rotate (-1.05330620357858) translate (8.85210722003964cm 5.90671490820903cm)" svg:viewBox="0 0 217 165" svg:d="M0 165c302-2 201-165 201-165">
                    <text:p/>
                  </draw:path>
                  <draw:path draw:style-name="gr6" draw:text-style-name="P6" draw:layer="layout" svg:width="0.22cm" svg:height="0.166cm" draw:transform="skewX (-0.775275253735881) rotate (2.10573974253116) translate (9.05747029513118cm 6.26096576254511cm)" svg:viewBox="0 0 221 167" svg:d="M0 167c298-1 208-167 208-167">
                    <text:p/>
                  </draw:path>
                  <draw:path draw:style-name="gr6" draw:text-style-name="P6" draw:layer="layout" svg:width="0.22cm" svg:height="0.163cm" draw:transform="skewX (-0.756251164889143) rotate (-1.04999007799979) translate (9.17675136471431cm 5.80814745370164cm)" svg:viewBox="0 0 221 164" svg:d="M0 164c302 1 207-164 207-164">
                    <text:p/>
                  </draw:path>
                  <draw:path draw:style-name="gr6" draw:text-style-name="P6" draw:layer="layout" svg:width="0.217cm" svg:height="0.166cm" draw:transform="skewX (-0.765152344074314) rotate (2.10032922184998) translate (9.38253570564964cm 6.16411753871448cm)" svg:viewBox="0 0 218 167" svg:d="M0 167c300-2 203-167 203-167">
                    <text:p/>
                  </draw:path>
                </draw:g>
              </draw:g>
              <draw:path draw:style-name="gr6" draw:text-style-name="P6" draw:layer="layout" svg:width="0.216cm" svg:height="0.164cm" draw:transform="skewX (-0.742637596723587) rotate (-1.06185831691335) translate (9.51790750241845cm 5.72990111853193cm)" svg:viewBox="0 0 217 165" svg:d="M0 165c305-3 200-165 200-165">
                <text:p/>
              </draw:path>
              <draw:path draw:style-name="gr6" draw:text-style-name="P6" draw:layer="layout" svg:width="0.218cm" svg:height="0.165cm" draw:transform="skewX (-0.764977811149115) rotate (2.11568811926753) translate (9.72248452377724cm 6.08216008004573cm)" svg:viewBox="0 0 219 166" svg:d="M0 166c295 3 206-166 206-166">
                <text:p/>
              </draw:path>
              <draw:path draw:style-name="gr6" draw:text-style-name="P6" draw:layer="layout" svg:width="0.215cm" svg:height="0.163cm" draw:transform="skewX (-0.730594824884826) rotate (-1.04999007799979) translate (9.84495382663423cm 5.63896246006935cm)" svg:viewBox="0 0 216 164" svg:d="M0 164c301 0 199-164 199-164">
                <text:p/>
              </draw:path>
              <draw:path draw:style-name="gr6" draw:text-style-name="P6" draw:layer="layout" svg:width="0.212cm" svg:height="0.165cm" draw:transform="skewX (-0.736878010192006) rotate (2.10032922184998) translate (10.0424067557058cm 5.9805691192221cm)" svg:viewBox="0 0 213 166" svg:d="M0 166c300-1 195-166 195-166">
                <text:p/>
              </draw:path>
            </draw:g>
            <draw:line draw:style-name="gr7" draw:text-style-name="P5" draw:layer="layout" svg:x1="10.332cm" svg:y1="5.671cm" svg:x2="10.5cm" svg:y2="5.629cm">
              <text:p/>
            </draw:line>
          </draw:g>
        </draw:g>
        <draw:frame draw:style-name="gr8" draw:text-style-name="P7" draw:layer="layout" svg:width="0.502cm" svg:height="0.962cm" svg:x="9.8cm" svg:y="1.7cm">
          <draw:text-box>
            <text:p/>
          </draw:text-box>
        </draw:frame>
        <draw:frame draw:style-name="gr9" draw:text-style-name="P9" draw:layer="layout" svg:width="2cm" svg:height="2.931cm" svg:x="9.1cm" svg:y="0.469cm">
          <draw:text-box>
            <text:p text:style-name="P8"><text:span text:style-name="T3">e</text:span><text:span text:style-name="T4">-</text:span></text:p>
          </draw:text-box>
        </draw:frame>
        <draw:frame draw:style-name="gr10" draw:text-style-name="P11" draw:layer="layout" svg:width="0.989cm" svg:height="2.931cm" svg:x="9.4cm" svg:y="5.4cm">
          <draw:text-box>
            <text:p text:style-name="P10"><text:span text:style-name="T5">x</text:span></text:p>
          </draw:text-box>
        </draw:frame>
        <draw:frame draw:style-name="gr11" draw:text-style-name="P13" draw:layer="layout" svg:width="1.8cm" svg:height="2.931cm" svg:x="9.1cm" svg:y="9.369cm">
          <draw:text-box>
            <text:p text:style-name="P12"><text:span text:style-name="T6">e</text:span><text:span text:style-name="T7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3T09:18:05.186880666</meta:creation-date>
    <dc:date>2020-09-03T10:23:25.239986785</dc:date>
    <meta:editing-duration>PT39M57S</meta:editing-duration>
    <meta:editing-cycles>17</meta:editing-cycles>
    <meta:generator>LibreOffice/6.4.6.2$Linux_X86_64 LibreOffice_project/40$Build-2</meta:generator>
    <meta:document-statistic meta:object-count="63"/>
  </office:meta>
</office:document-meta>
</file>